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1516" officeooo:paragraph-rsid="001a1516"/>
    </style:style>
    <style:style style:name="P2" style:family="paragraph" style:parent-style-name="Standard">
      <style:paragraph-properties fo:text-align="start" style:justify-single-word="false"/>
      <style:text-properties officeooo:rsid="001a1516" officeooo:paragraph-rsid="001a1516"/>
    </style:style>
    <style:style style:name="P3" style:family="paragraph" style:parent-style-name="Standard">
      <style:paragraph-properties fo:text-align="start" style:justify-single-word="false"/>
      <style:text-properties officeooo:paragraph-rsid="001b9462"/>
    </style:style>
    <style:style style:name="P4" style:family="paragraph" style:parent-style-name="Standard">
      <style:paragraph-properties fo:text-align="start" style:justify-single-word="false"/>
      <style:text-properties officeooo:rsid="001cf838" officeooo:paragraph-rsid="001cf838"/>
    </style:style>
    <style:style style:name="P5" style:family="paragraph" style:parent-style-name="Footnote">
      <style:text-properties officeooo:rsid="001ee25e" officeooo:paragraph-rsid="001ee25e"/>
    </style:style>
    <style:style style:name="T1" style:family="text">
      <style:text-properties officeooo:rsid="001a1516"/>
    </style:style>
    <style:style style:name="T2" style:family="text">
      <style:text-properties officeooo:rsid="001f36e8"/>
    </style:style>
    <style:style style:name="T3" style:family="text">
      <style:text-properties officeooo:rsid="00203f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Diana Cordova Yagual</text:p>
      <text:p text:style-name="P2">Date: 17/12/15</text:p>
      <text:p text:style-name="P2">Teacher: Miss Sandra Veloz</text:p>
      <text:p text:style-name="P2">Room: A5 Level IV</text:p>
      <text:p text:style-name="P1">Alternate Current </text:p>
      <text:p text:style-name="P1"/>
      <text:p text:style-name="P3"><text:span text:style-name="T1">This essay is about the <text:s/>alternating current that consists in a variation of electric current from positive to negative in a time interval. This way to transmission of current was discovered by Nikola Tesla in 1882. Usually the alternating current in known as AC, for this reason, from this point we are going to name the alternating current AC. This topic is important because was an big advance of the technology, specifically in electricity.</text:span></text:p>
      <text:p text:style-name="P3"/>
      <text:p text:style-name="P3"/>
      <text:p text:style-name="P4"><text:span text:style-name="T3">Every time that a television, radio or any other electronic thing <text:s/>is turned on, the AC is being used because they provided the enough energy to operate them</text:span><text:span text:style-name="T3"><text:note text:id="ftn0" text:note-class="footnote"><text:note-citation>1</text:note-citation><text:note-body><text:p text:style-name="P5">Serway, R. (2001). <text:span text:style-name="T3">Physics</text:span> <text:span text:style-name="T3">to</text:span> <text:span text:style-name="T3">sciences</text:span> <text:span text:style-name="T3">and engineering </text:span>.<text:span text:style-name="T3">Fifth</text:span> edicion. <text:span text:style-name="T2">Ch. 33 pag. 1044. </text:span></text:p></text:note-body></text:note></text:span><text:span text:style-name="T3">. The AC is used because it is easy to transform </text:span></text:p>
      <text:p text:style-name="P4"/>
      <text:p text:style-name="P4"/>
      <text:p text:style-name="P3"/>
      <text:p text:style-name="P3"><text:span text:style-name="T1"><text:s/></text:span></text:p>
      <text:p text:style-name="P3"/>
      <text:p text:style-name="P3"><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5-12-11T22:07:03.508398270</meta:creation-date>
    <dc:date>2015-12-11T23:49:02.748094382</dc:date>
    <dc:creator>Cristian </dc:creator>
    <meta:editing-duration>PT26M7S</meta:editing-duration>
    <meta:editing-cycles>4</meta:editing-cycles>
    <meta:generator>LibreOffice/5.0.2.2$Linux_X86_64 LibreOffice_project/00m0$Build-2</meta:generator>
    <meta:document-statistic meta:table-count="0" meta:image-count="0" meta:object-count="0" meta:page-count="1" meta:paragraph-count="10" meta:word-count="142" meta:character-count="843" meta:non-whitespace-character-count="702"/>
  </office:meta>
</office:document-meta>
</file>